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926fb"/>
    </style:style>
    <style:style style:name="P2" style:family="paragraph" style:parent-style-name="Standard">
      <style:text-properties officeooo:rsid="001926fb" officeooo:paragraph-rsid="001926fb"/>
    </style:style>
    <style:style style:name="P3" style:family="paragraph" style:parent-style-name="Standard">
      <style:text-properties fo:font-variant="normal" fo:text-transform="none" fo:color="#333333" loext:opacity="100%" style:font-name="Open Sans" fo:font-size="10.5pt" fo:letter-spacing="normal" fo:font-style="normal" fo:font-weight="normal" officeooo:rsid="001926fb" officeooo:paragraph-rsid="001926fb"/>
    </style:style>
    <style:style style:name="T1" style:family="text">
      <style:text-properties officeooo:rsid="001a0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lDOhsiygPczI61qtE8qVlHfSGqr1v2FEY8l</text:p>
      <text:p text:style-name="P1"/>
      <text:p text:style-name="P2">Générer un tokens pour trois mois </text:p>
      <text:p text:style-name="P2"/>
      <text:p text:style-name="P2">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</text:p>
      <text:p text:style-name="P2"/>
      <text:p text:style-name="P2"/>
      <text:p text:style-name="P2">git remote add origin https://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@github.com/chaldine/ciaProject.git</text:p>
      <text:p text:style-name="P2"/>
      <text:p text:style-name="P2"/>
      <text:p text:style-name="P2"/>
      <text:p text:style-name="P2"/>
      <text:p text:style-name="P3">179.61.199.2 <text:span text:style-name="T1">@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9:36:19.891938095</meta:creation-date>
    <dc:date>2023-12-05T16:24:07.662285729</dc:date>
    <meta:editing-duration>PT16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5" meta:character-count="233" meta:non-whitespace-character-count="222"/>
  </office:meta>
</office:document-meta>
</file>